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10cff9" officeooo:paragraph-rsid="0010cff9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style:contextual-spacing="false" fo:padding="0in" fo:border="none"/>
    </style:style>
    <style:style style:name="P4" style:family="paragraph" style:parent-style-name="Text_20_body">
      <style:text-properties fo:font-size="24pt" fo:font-weight="bold" officeooo:rsid="001484c4" officeooo:paragraph-rsid="001484c4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apple-system" fo:font-size="11.25pt" fo:font-style="normal" fo:font-weight="normal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1484c4"/>
    </style:style>
    <style:style style:name="P8" style:family="paragraph" style:parent-style-name="Text_20_body">
      <style:text-properties fo:font-size="24pt" fo:font-weight="bold" officeooo:rsid="001484c4" officeooo:paragraph-rsid="001484c4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33418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style:font-name="inherit" fo:font-size="9.75pt" fo:font-style="normal" fo:font-weight="normal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text:span text:style-name="T1"><text:s text:c="2"/></text:span><text:span text:style-name="T2">First Laravel Project</text:span></text:p>
      <text:p text:style-name="P1"/>
      <text:p text:style-name="P1">sudo apt install composer</text:p>
      <text:p text:style-name="P1"/>
      <text:p text:style-name="Standard">composer create-project --prefer-dist laravel/laravel project-name</text:p>
      <text:p text:style-name="Standard"/>
      <text:p text:style-name="Text_20_body">composer create-project" command mei <text:span text:style-name="Source_20_Text">--prefer-dist</text:span> option use karne ka maksad yeh hota hai ke Composer project ke liye jo packages download kare, wo unka <text:span text:style-name="Strong_20_Emphasis">distribution package</text:span> download kare na ke poora Git repository clone kare. Iska faida yeh hai:</text:p>
      <text:list xml:id="list2373009291" text:style-name="L1">
        <text:list-item>
          <text:p text:style-name="P6"><text:span text:style-name="Strong_20_Emphasis">Fast Download</text:span>: Distribution packages zip files ki tarah hoti hain, jo compress hoti hain aur inmein unnecessary files ya Git history nahi hoti, isliye download fast hota hai.</text:p>
        </text:list-item>
        <text:list-item>
          <text:p text:style-name="P6"><text:span text:style-name="Strong_20_Emphasis">Kam Disk Space</text:span>: Kyun ke ismein Git history nahi hoti, to disk space kam use hota hai.</text:p>
        </text:list-item>
        <text:list-item>
          <text:p text:style-name="P6"><text:span text:style-name="Strong_20_Emphasis">Bandwidth Kam Lagti Hai</text:span>: Choti size ki files download hoti hain, to bandwidth bhi kam lagti hai.</text:p>
        </text:list-item>
      </text:list>
      <text:p text:style-name="Text_20_body"/>
      <text:p text:style-name="P4"/>
      <text:p text:style-name="P4"/>
      <text:p text:style-name="P4">Set Permissions</text:p>
      <text:p text:style-name="P4"/>
      <text:p text:style-name="P7"><text:span text:style-name="Source_20_Text"><text:span text:style-name="T3">https://medium.com/@josephajibodu/laravel-files-and-permissions-the-right-way-790e2919b2ed</text:span></text:span>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38:38.860586985</meta:creation-date>
    <dc:date>2024-09-19T10:00:58.046660749</dc:date>
    <meta:editing-duration>PT11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21" meta:character-count="860" meta:non-whitespace-character-count="718"/>
  </office:meta>
</office:document-meta>
</file>